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MixMapper.prettyPrint( Element 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iceMixMapper.toODE( Message odeMsg , NormalizedMessage nmsMsg , javax . wsdl . Message msgdef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ServiceMixMapper.isRecognized( NormalizedMessage nmsMsg , Operation op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ServiceMixMapper.toNMS( NormalizedMessage nmsMsg , Message odeMsg , javax . wsdl . Message msgdef , QName fault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ServiceMixMapper.toFaultType( javax . jbi . messaging . Fault jbiFlt , Collection &lt; Fault &gt; faul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